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1c1c1c"/>
    </style:style>
    <style:style style:name="ce3" style:family="table-cell" style:parent-style-name="Default">
      <style:table-cell-properties fo:background-color="#afd095" fo:border="0.74pt solid #000000"/>
    </style:style>
    <style:style style:name="ce4" style:family="table-cell" style:parent-style-name="Default">
      <style:table-cell-properties fo:background-color="#1c1c1c" fo:border="0.74pt solid #000000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diagonal-bl-tr="0.06pt solid #000000" style:diagonal-tl-br="0.06pt solid #0000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diagonal-bl-tr="0.06pt solid #000000" style:diagonal-tl-br="0.06pt solid 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1" table:default-cell-style-name="Default"/>
        <table:table-column table:style-name="co1" table:number-columns-repeated="10" table:default-cell-style-name="ce12"/>
        <table:table-column table:style-name="co1" table:number-columns-repeated="2" table:default-cell-style-name="Default"/>
        <table:table-column table:style-name="co1" table:number-columns-repeated="10" table:default-cell-style-name="ce8"/>
        <table:table-row table:style-name="ro1" table:number-rows-repeated="4">
          <table:table-cell table:style-name="Default"/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2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.2" calcext:value-type="float">
            <text:p>1,2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1.2" calcext:value-type="float">
            <text:p>1,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5"/>
          <table:table-cell/>
          <table:table-cell table:style-name="ce5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/>
          <table:table-cell table:number-columns-repeated="11"/>
          <table:table-cell table:style-name="ce8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number-columns-repeated="11"/>
          <table:table-cell table:style-name="ce8"/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2.2" calcext:value-type="float">
            <text:p>2,2</text:p>
          </table:table-cell>
          <table:table-cell table:number-columns-repeated="11"/>
          <table:table-cell table:style-name="ce8"/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1"/>
          <table:table-cell table:style-name="ce8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1,2,1</text:p>
          </table:table-cell>
          <table:table-cell table:number-columns-repeated="11"/>
          <table:table-cell table:style-name="ce8"/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1,2,1</text:p>
          </table:table-cell>
          <table:table-cell table:number-columns-repeated="11"/>
          <table:table-cell table:style-name="ce8"/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1"/>
          <table:table-cell table:style-name="ce8"/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1"/>
          <table:table-cell table:style-name="ce8"/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1"/>
          <table:table-cell table:style-name="ce5"/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number-columns-repeated="11"/>
          <table:table-cell table:style-name="ce5" table:number-columns-repeated="11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/>
          <table:table-cell table:style-name="ce5" table:number-columns-repeated="11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2"/>
          <table:table-cell table:style-name="Default" table:number-columns-repeated="9"/>
          <table:table-cell table:style-name="ce5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2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2"/>
          <table:table-cell/>
          <table:table-cell table:style-name="ce5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float" office:value="2.3" calcext:value-type="float">
            <text:p>2,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.3" calcext:value-type="float">
            <text:p>2,3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/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2.2" calcext:value-type="float">
            <text:p>2,2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2.2" calcext:value-type="float">
            <text:p>2,2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.1" calcext:value-type="float">
            <text:p>1,1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/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number-columns-repeated="22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2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2"/>
          <table:table-cell/>
          <table:table-cell table:style-name="ce5"/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5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/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number-columns-repeated="22"/>
        </table:table-row>
        <table:table-row table:style-name="ro1" table:number-rows-repeated="6">
          <table:table-cell table:style-name="Default"/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2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5" table:number-columns-repeated="11"/>
        </table:table-row>
        <table:table-row table:style-name="ro1">
          <table: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.2" calcext:value-type="float">
            <text:p>2,2</text:p>
          </table:table-cell>
          <table:table-cell table:number-columns-repeated="2" table:style-name="ce9" office:value-type="float" office:value="1.4" calcext:value-type="float">
            <text:p>1,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1.4" calcext:value-type="float">
            <text:p>1,4</text:p>
          </table:table-cell>
          <table:table-cell table:style-name="ce9" office:value-type="float" office:value="2.2" calcext:value-type="float">
            <text:p>2,2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table:style-name="ce5"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float" office:value="2.2" calcext:value-type="float">
            <text:p>2,2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1.1" calcext:value-type="float">
            <text:p>1,1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1.1" calcext:value-type="float">
            <text:p>1,1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1.1" calcext:value-type="float">
            <text:p>1,1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,2,2,1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4.4" calcext:value-type="float">
            <text:p>4,4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3.3" calcext:value-type="float">
            <text:p>3,3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2.2" calcext:value-type="float">
            <text:p>2,2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/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/>
          <table:table-cell table:style-name="ce13" table:number-columns-repeated="10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12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10"/>
          <table:table-cell/>
          <table:table-cell table:style-name="ce5" table:number-columns-repeated="11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2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11"/>
          <table:table-cell table:style-name="ce10"/>
          <table:table-cell table:style-name="ce9" office:value-type="float" office:value="2.6" calcext:value-type="float">
            <text:p>2,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.6" calcext:value-type="float">
            <text:p>3,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.6" calcext:value-type="float">
            <text:p>2,6</text:p>
          </table:table-cell>
          <table:table-cell table:style-name="ce9" office:value-type="string" calcext:value-type="string">
            <text:p>1,1,1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float" office:value="1.1" calcext:value-type="float">
            <text:p>1,1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,1,1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,1,1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/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5.1" calcext:value-type="float">
            <text:p>5,1</text:p>
          </table:table-cell>
          <table:table-cell table:style-name="ce13" table:number-columns-repeated="10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5.1" calcext:value-type="float">
            <text:p>5,1</text:p>
          </table:table-cell>
          <table:table-cell table:style-name="ce13" table:number-columns-repeated="10"/>
          <table:table-cell/>
          <table:table-cell table:style-name="ce5"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13" table:number-columns-repeated="10"/>
          <table:table-cell/>
          <table:table-cell table:style-name="ce5"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13" table:number-columns-repeated="10"/>
          <table:table-cell/>
          <table:table-cell table:style-name="ce5"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5" calcext:value-type="float">
            <text:p>5</text:p>
          </table:table-cell>
          <table:table-cell table:style-name="ce13" table:number-columns-repeated="10"/>
          <table:table-cell/>
          <table:table-cell table:style-name="ce5" table:number-columns-repeated="11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2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2"/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.1" calcext:value-type="float">
            <text:p>4,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/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1"/>
          <table:table-cell table:style-name="ce5"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2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Default" table:number-columns-repeated="10"/>
          <table:table-cell table:number-columns-repeated="12"/>
        </table:table-row>
        <table:table-row table:style-name="ro1">
          <table:table-cell table:style-name="ce2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11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2.2" calcext:value-type="float">
            <text:p>2,2</text:p>
          </table:table-cell>
          <table:table-cell table:style-name="ce9" office:value-type="string" calcext:value-type="string">
            <text:p>1,3,1</text:p>
          </table:table-cell>
          <table:table-cell table:number-columns-repeated="2" table:style-name="ce9" office:value-type="string" calcext:value-type="string">
            <text:p>1,5,1</text:p>
          </table:table-cell>
          <table:table-cell table:style-name="ce9" office:value-type="float" office:value="6.2" calcext:value-type="float">
            <text:p>6,2</text:p>
          </table:table-cell>
          <table:table-cell table:style-name="ce9" office:value-type="float" office:value="5.3" calcext:value-type="float">
            <text:p>5,3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/>
          <table:table-cell table:style-name="ce5"/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3.4" calcext:value-type="float">
            <text:p>3,4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2.6" calcext:value-type="float">
            <text:p>2,6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1.7" calcext:value-type="float">
            <text:p>1,7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1.7" calcext:value-type="float">
            <text:p>1,7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,4,2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,4,2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float" office:value="2.3" calcext:value-type="float">
            <text:p>2,3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3.4" calcext:value-type="float">
            <text:p>3,4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3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 table:style-name="ce11" table:number-columns-repeated="11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2"/>
          <table:table-cell table:style-name="ce4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0"/>
        </table:table-row>
        <table:table-row table:style-name="ro1">
          <table:table-cell table:style-name="ce2"/>
          <table:table-cell/>
          <table:table-cell table:style-name="ce5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,1,3</text:p>
          </table:table-cell>
          <table:table-cell table:style-name="ce8" office:value-type="float" office:value="1.3" calcext:value-type="float">
            <text:p>1,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.1" calcext:value-type="float">
            <text:p>2,1</text:p>
          </table:table-cell>
          <table:table-cell table:style-name="ce5" table:number-columns-repeated="2"/>
          <table:table-cell table:number-columns-repeated="2"/>
          <table:table-cell table:style-name="Default"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/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Default"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/>
          <table:table-cell table:number-columns-repeated="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0:17:44.249000000</meta:creation-date>
    <dc:date>2024-02-20T01:04:59.622000000</dc:date>
    <meta:editing-duration>PT47M16S</meta:editing-duration>
    <meta:editing-cycles>1</meta:editing-cycles>
    <meta:document-statistic meta:table-count="1" meta:cell-count="298" meta:object-count="0"/>
    <meta:generator>LibreOffice/7.6.1.2$Windows_X86_64 LibreOffice_project/f5defcebd022c5bc36bbb79be232cb6926d8f674</meta:generator>
  </office:meta>
</office:document-meta>
</file>